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list-style-name="L2">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outline1">
      <style:graphic-properties fo:min-height="11.929cm"/>
    </style:style>
    <style:style style:name="co1" style:family="table-column">
      <style:table-column-properties style:column-width="12.6cm" style:use-optimal-column-width="false"/>
    </style:style>
    <style:style style:name="ro1" style:family="table-row">
      <style:table-row-properties style:row-height="0.945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paragraph-properties fo:text-align="end"/>
    </style:style>
    <style:style style:name="P2" style:family="paragraph">
      <style:text-properties style:text-underline-style="none"/>
    </style:style>
    <style:style style:name="P3" style:family="paragraph">
      <style:text-properties fo:font-size="10.5pt" style:font-size-asian="10.5pt" style:font-size-complex="10.5pt"/>
    </style:style>
    <style:style style:name="P4" style:family="paragraph">
      <style:text-properties fo:font-size="14pt" style:font-size-asian="14pt" style:font-size-complex="14pt"/>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style:font-size-asian="10.5pt" style:font-size-complex="10.5pt"/>
    </style:style>
    <style:style style:name="T5" style:family="text">
      <style:text-properties fo:font-size="10.5pt" fo:font-weight="normal" style:font-size-asian="10.5pt" style:font-weight-asian="normal" style:font-size-complex="10.5pt" style:font-weight-complex="normal"/>
    </style:style>
    <style:style style:name="T6"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CoolWeather</text:p>
          </draw:text-box>
        </draw:frame>
        <draw:frame presentation:style-name="pr2" draw:layer="layout" svg:width="25.2cm" svg:height="12.179cm" svg:x="1.4cm" svg:y="5cm" presentation:class="subtitle" presentation:user-transformed="true">
          <draw:text-box>
            <text:p text:style-name="P1">Rubén Agudo</text:p>
            <text:p text:style-name="P1">Jonatan Galean</text:p>
            <text:p text:style-name="P1">Iñigo Ochoa de Erive</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Índice</text:p>
          </draw:text-box>
        </draw:frame>
        <draw:frame presentation:style-name="pr5" draw:text-style-name="P2" draw:layer="layout" svg:width="25.2cm" svg:height="12.179cm" svg:x="1.4cm" svg:y="5cm" presentation:class="outline" presentation:user-transformed="true">
          <draw:text-box>
            <text:list text:style-name="L2">
              <text:list-item>
                <text:p><text:span text:style-name="T1">Descripción de la aplicación</text:span></text:p>
              </text:list-item>
              <text:list-item>
                <text:p><text:span text:style-name="T1">Elementos técnicos</text:span></text:p>
              </text:list-item>
              <text:list-item>
                <text:p><text:span text:style-name="T1">Mejoras</text:span></text:p>
              </text:list-item>
              <text:list-item>
                <text:p><text:span text:style-name="T1">Conclusiones</text:span></text:p>
              </text:list-item>
            </text:list>
          </draw:text-box>
        </draw:frame>
        <presentation:notes draw:style-name="dp2">
          <draw:page-thumbnail draw:style-name="gr1"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Descripción de la aplicación</text:p>
          </draw:text-box>
        </draw:frame>
        <draw:frame presentation:style-name="pr7" draw:layer="layout" svg:width="25.2cm" svg:height="12.179cm" svg:x="1.4cm" svg:y="5.2cm" presentation:class="outline" presentation:user-transformed="true">
          <draw:text-box>
            <text:list text:style-name="L3">
              <text:list-header>
                <text:p><text:span text:style-name="T2">CoolWeather es una aplicación para:</text:span></text:p>
                <text:list>
                  <text:list-item>
                    <text:p><text:span text:style-name="T1">Consultar</text:span> la información meteorológica de cualquier ciudad del mundo.</text:p>
                    <text:list>
                      <text:list-item>
                        <text:p>La predicción se puede obtener desde:</text:p>
                        <text:list>
                          <text:list-item>
                            <text:p>Mapa.</text:p>
                          </text:list-item>
                          <text:list-item>
                            <text:p>Búsqueda.</text:p>
                          </text:list-item>
                        </text:list>
                      </text:list-item>
                      <text:list-item>
                        <text:p>Detalles semanales.</text:p>
                      </text:list-item>
                      <text:list-item>
                        <text:p>Gráfico de temperaturas.</text:p>
                      </text:list-item>
                    </text:list>
                  </text:list-item>
                </text:list>
                <text:p><text:span text:style-name="T2">Utiliza la API de OpenWeatherMap</text:span></text:p>
              </text:list-header>
            </text:list>
          </draw:text-box>
        </draw:frame>
        <presentation:notes draw:style-name="dp2">
          <draw:page-thumbnail draw:style-name="gr1" draw:layer="layout" svg:width="12.75cm" svg:height="9.56cm" svg:x="4.125cm" svg:y="2.5cm" draw:page-number="3" presentation:class="page"/>
          <draw:frame presentation:style-name="pr6" draw:layer="layout" svg:width="17cm" svg:height="17.401cm" svg:x="2cm" svg:y="13cm" presentation:class="notes" presentation:user-transformed="true">
            <draw:text-box>
              <text:list text:style-name="L4">
                <text:list-item>
                  <text:p>CoolWeather es una aplicación para consultar la información meteorológica de cualquier ciudad del mundo.</text:p>
                  <text:list>
                    <text:list-item>
                      <text:p>Se puede obtener la información tanto desde un mapa como buscando por ciudad</text:p>
                    </text:list-item>
                    <text:list-item>
                      <text:p>Se puede consultar la información semanal de la ciudad buscada, así como un gráfico de las temperaturas.</text:p>
                    </text:list-item>
                  </text:list>
                </text:list-item>
                <text:list-item>
                  <text:p>Para obtener la información se utiliza la API de OpenWeatherMap (<text:a xlink:href="http://openweathermap.org/" xlink:type="simple">http://openweathermap.org</text:a>)</text:p>
                </text:list-item>
              </text:list>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Elementos técnicos</text:p>
          </draw:text-box>
        </draw:frame>
        <draw:frame presentation:style-name="pr7" draw:layer="layout" svg:width="25.2cm" svg:height="12.179cm" svg:x="1.4cm" svg:y="5cm" presentation:class="outline" presentation:user-transformed="true">
          <draw:text-box>
            <text:list text:style-name="L3">
              <text:list-item>
                <text:p>Uso de API de terceros.</text:p>
              </text:list-item>
              <text:list-item>
                <text:p>Navigation Drawer (pestañas de navegación)</text:p>
              </text:list-item>
              <text:list-item>
                <text:p>ListView personalizado</text:p>
                <text:list>
                  <text:list-item>
                    <text:p>Clase que extiende de BaseAdapter.</text:p>
                  </text:list-item>
                  <text:list-item>
                    <text:p>Layout personalizado.</text:p>
                  </text:list-item>
                  <text:list-item>
                    <text:p>Imágenes.</text:p>
                  </text:list-item>
                  <text:list-item>
                    <text:p>Estilos en los textos.</text:p>
                  </text:list-item>
                </text:list>
              </text:list-item>
            </text:list>
          </draw:text-box>
        </draw:frame>
        <presentation:notes draw:style-name="dp2">
          <draw:page-thumbnail draw:style-name="gr1"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Elementos técnicos</text:p>
          </draw:text-box>
        </draw:frame>
        <draw:frame presentation:style-name="pr7" draw:layer="layout" svg:width="25.2cm" svg:height="13.2cm" svg:x="1.4cm" svg:y="5cm" presentation:class="outline" presentation:user-transformed="true">
          <draw:text-box>
            <text:list text:style-name="L3">
              <text:list-item>
                <text:p>Búsqueda ActionBar</text:p>
              </text:list-item>
              <text:list-item>
                <text:p>ShareActionProvider (botón compartir)</text:p>
              </text:list-item>
              <text:list-item>
                <text:p>Gráfico usando librería Android GraphView.</text:p>
                <text:p/>
                <text:p>Otras funcionalidades</text:p>
                <text:list>
                  <text:list-item>
                    <text:p>Mapa.</text:p>
                  </text:list-item>
                  <text:list-item>
                    <text:p>Preferencias.</text:p>
                  </text:list-item>
                  <text:list-item>
                    <text:p>Base de datos local.</text:p>
                  </text:list-item>
                  <text:list-item>
                    <text:p>…</text:p>
                  </text:list-item>
                </text:list>
              </text:list-item>
            </text:list>
          </draw:text-box>
        </draw:frame>
        <presentation:notes draw:style-name="dp2">
          <draw:page-thumbnail draw:style-name="gr1"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joras</text:p>
          </draw:text-box>
        </draw:frame>
        <draw:frame presentation:style-name="pr7" draw:layer="layout" svg:width="25.2cm" svg:height="12.179cm" svg:x="1.4cm" svg:y="5cm" presentation:class="outline">
          <draw:text-box>
            <text:list text:style-name="L3">
              <text:list-item>
                <text:p>Multilenguaje</text:p>
              </text:list-item>
              <text:list-item>
                <text:p>Vista de detalles por día</text:p>
                <text:list>
                  <text:list-item>
                    <text:p>Gráfico de temperaturas por hora</text:p>
                  </text:list-item>
                  <text:list-item>
                    <text:p>Gráfico de precipitaciones.</text:p>
                  </text:list-item>
                </text:list>
              </text:list-item>
              <text:list-item>
                <text:p>Histórico de temperaturas y precipitaciones.</text:p>
              </text:list-item>
              <text:list-item>
                <text:p>Widget.</text:p>
              </text:list-item>
              <text:list-item>
                <text:p>Fondos dinámicos.</text:p>
              </text:list-item>
            </text:list>
          </draw:text-box>
        </draw:frame>
        <presentation:notes draw:style-name="dp2">
          <office:forms form:automatic-focus="false" form:apply-design-mode="false"/>
          <draw:page-thumbnail draw:style-name="gr1" draw:layer="layout" svg:width="12.75cm" svg:height="9.56cm" svg:x="4.125cm" svg:y="2.5cm" draw:page-number="6" presentation:class="page"/>
          <draw:frame presentation:style-name="pr6" draw:text-style-name="P3" draw:layer="layout" svg:width="17cm" svg:height="14cm" svg:x="2cm" svg:y="13cm" presentation:class="notes" presentation:user-transformed="true">
            <draw:text-box>
              <text:list text:style-name="L5">
                <text:list-item>
                  <text:p text:style-name="P3"><text:span text:style-name="T3">Multilenguaje</text:span><text:span text:style-name="T4">: Si pretendemos que nuestra aplicación sea utilizada en multiples mercados, es un requisito que sea multilenguaje. La idea es utilizar el método que proporciona android, que basandose en el idioma del telefono, adapte en consecuencia la interfaz</text:span></text:p>
                </text:list-item>
                <text:list-item>
                  <text:p text:style-name="P3"><text:span text:style-name="T3">Vista de detalles:</text:span><text:span text:style-name="T5"> Lo que habíamos pensado es que cada elemento de la lista de detalles fuese clickable. Y nos llevase a una nueva pantalla en la que se visualizen los detalles de ese día, y además dos gráficos, uno con las temperaturas, y otro con las precipitaciones. También organizado con pestañas.</text:span></text:p>
                </text:list-item>
                <text:list-item>
                  <text:p text:style-name="P3"><text:span text:style-name="T3">Historico:</text:span><text:span text:style-name="T5"> En cuanto al historico, no es interesante por si mismo, pero hay a gente a la que le gusta disponer de todo tipo de información, asi que puede ser un añadido interesante</text:span></text:p>
                </text:list-item>
                <text:list-item>
                  <text:p text:style-name="P3"><text:span text:style-name="T3">Widget:</text:span><text:span text:style-name="T5"> Un buen widget en una aplicación del tiempo, no puede faltar, para poder ver de un vistazo el tiempo que va a hacer en tus ciudades favoritas</text:span></text:p>
                </text:list-item>
                <text:list-item>
                  <text:p text:style-name="P3"><text:span text:style-name="T3">Fondos dinámicos:</text:span><text:span text:style-name="T5"> Como detalle para los que les gustan las aplicaciones con interfaz muy cuidada, en la pestaña de búsqueda, podría ponerse un</text:span></text:p>
                </text:list-item>
              </text:list>
              <text:p text:style-name="P3"><text:span text:style-name="T4"/></text:p>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Conclusiones</text:p>
          </draw:text-box>
        </draw:frame>
        <draw:frame presentation:style-name="pr7" draw:layer="layout" svg:width="25.2cm" svg:height="12.179cm" svg:x="1.4cm" svg:y="5cm" presentation:class="outline">
          <draw:text-box>
            <text:list text:style-name="L3">
              <text:list-item>
                <text:p>Investigación frente repetir funcionalidad.</text:p>
              </text:list-item>
              <text:list-item>
                <text:p>Sencillez ante cantidad.</text:p>
              </text:list-item>
              <text:list-item>
                <text:p>Síndrome del programador.</text:p>
              </text:list-item>
            </text:list>
          </draw:text-box>
        </draw:frame>
        <presentation:notes draw:style-name="dp2">
          <office:forms form:automatic-focus="false" form:apply-design-mode="false"/>
          <draw:page-thumbnail draw:style-name="gr1" draw:layer="layout" svg:width="12.75cm" svg:height="9.56cm" svg:x="4.125cm" svg:y="2.5cm" draw:page-number="7" presentation:class="page"/>
          <draw:frame presentation:style-name="pr6" draw:text-style-name="P4" draw:layer="layout" svg:width="17cm" svg:height="14cm" svg:x="2cm" svg:y="13cm" presentation:class="notes" presentation:user-transformed="true">
            <draw:text-box>
              <text:p text:style-name="P4"><text:span text:style-name="T6">Cuando estabamos en la “fase de concepcion” del programa, decidimos que no queriamos repetir todo lo que habiamos hecho en entregables anteriores. Sino que queriamos hacer algo nuevo, con casi todos los elementos nuevos o usarlos de alguna manera no vista en clase.</text:span></text:p>
              <text:p text:style-name="P4"><text:span text:style-name="T6"/></text:p>
              <text:p text:style-name="P4"><text:span text:style-name="T6">Por otro lado, tampoco queriamos hacer una aplicación que fuera un batiburrillo de funcionalidades que no fuesen necesarias. Preferimos hacer una serie de cosas bien definidas (Grafico, mostrar detalles, mapa, busqueda) y que las hicieran realmente bien, en vez de hacer muchas cosas (notificaciones push, bases de datos remotas, fragments, musica etc). Queriamos que tuviera un sentido global, que al terminarse pudiera usarse como una aplicación del tiempo.</text:span></text:p>
              <text:p text:style-name="P4"><text:span text:style-name="T6"/></text:p>
              <text:p text:style-name="P4"><text:span text:style-name="T6">Cada vez que desarrollamos un software sucede lo mismo, sufrimos el sindrome del programador. El software nunca esta terminado, el software nunca esta suficientemente bien. Pese a cumplir todo lo que habiamos dicho desde el principio, siempre se quiere desarrollar algo mas, siempre falta algo por completar.</text:span></text:p>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yuda a la corrección</text:p>
          </draw:text-box>
        </draw:frame>
        <draw:frame draw:style-name="standard" draw:layer="layout" svg:width="25.199cm" svg:height="10.808cm" svg:x="1.4cm" svg:y="5cm" presentation:class="table" presentation:user-transformed="true">
          <table:table table:template-name="default" table:use-first-row-styles="true" table:use-banding-rows-styles="true">
            <table:table-column table:style-name="co1"/>
            <table:table-column table:style-name="co1"/>
            <table:table-row table:style-name="ro1" table:default-cell-style-name="ce1">
              <table:table-cell>
                <text:p><text:span text:style-name="T2">Concepto</text:span></text:p>
              </table:table-cell>
              <table:table-cell>
                <text:p><text:span text:style-name="T2">Justificación</text:span></text:p>
              </table:table-cell>
            </table:table-row>
            <table:table-row table:style-name="ro1" table:default-cell-style-name="ce2">
              <table:table-cell>
                <text:p>Originalidad</text:p>
              </table:table-cell>
              <table:table-cell>
                <text:p>Original: búsqueda en el mapa.</text:p>
                <text:p>Útil: El tiempo se mira a diario.</text:p>
              </table:table-cell>
            </table:table-row>
            <table:table-row table:style-name="ro1" table:default-cell-style-name="ce2">
              <table:table-cell>
                <text:p>Apariencia</text:p>
              </table:table-cell>
              <table:table-cell>
                <text:p>Interfaz ordenada, sin sobrecarga de datos.</text:p>
              </table:table-cell>
            </table:table-row>
            <table:table-row table:style-name="ro1" table:default-cell-style-name="ce2">
              <table:table-cell>
                <text:p>Usabilidad</text:p>
              </table:table-cell>
              <table:table-cell>
                <text:p>Navegación por pestañas para saber donde se encuentra el usuario en cada momento</text:p>
              </table:table-cell>
            </table:table-row>
            <table:table-row table:style-name="ro1" table:default-cell-style-name="ce2">
              <table:table-cell>
                <text:p>Complejidad</text:p>
              </table:table-cell>
              <table:table-cell>
                <text:p>Se han implementado multitud de funcionalidades nuevas. Pestañas, búsqueda, compartir, gráfico, API de terceros...</text:p>
              </table:table-cell>
            </table:table-row>
            <table:table-row table:style-name="ro1" table:default-cell-style-name="ce2">
              <table:table-cell>
                <text:p>Presentación</text:p>
              </table:table-cell>
              <table:table-cell>
                <text:p>Ustedes decide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2.75cm" svg:height="9.56cm" svg:x="4.125cm" svg:y="2.5cm" draw:page-number="8" presentation:class="page"/>
          <draw:frame presentation:style-name="pr6" draw:layer="layout" svg:width="17cm" svg:height="14cm" svg:x="2cm" svg:y="13cm" presentation:class="notes" presentation:user-transformed="true">
            <draw:text-box>
              <text:p>Para todos aquellos que tengan dudas en que nota ponernos, pues hemos creado una pequeña tabla para ayudaro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ubén Agudo</meta:initial-creator>
    <meta:creation-date>2014-06-04T14:05:12.318935614</meta:creation-date>
    <dc:date>2014-06-05T19:26:07.921834427</dc:date>
    <meta:editing-duration>PT2H34M20S</meta:editing-duration>
    <meta:editing-cycles>46</meta:editing-cycles>
    <meta:generator>LibreOffice/4.2.3.3$Linux_X86_64 LibreOffice_project/420m0$Build-3</meta:generator>
    <meta:document-statistic meta:object-count="65"/>
  </office:meta>
</office:document-meta>
</file>